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9" draw:id="id9" draw:layer="layout" draw:type="line" svg:x1="20.6cm" svg:y1="4.061cm" svg:x2="20.6cm" svg:y2="9.401cm" draw:start-shape="id1" draw:start-glue-point="6" draw:end-shape="id2" draw:end-glue-point="4" svg:d="m20600 4061v5340" svg:viewBox="0 0 1 5341">
          <text:p/>
        </draw:connector>
        <draw:frame draw:style-name="gr2" draw:layer="layout" svg:width="2.922cm" svg:height="1.062cm" svg:x="17.4cm" svg:y="12.54cm">
          <draw:text-box>
            <text:p>Compile</text:p>
          </draw:text-box>
        </draw:frame>
        <draw:frame draw:style-name="gr2" draw:layer="layout" svg:width="2.922cm" svg:height="1.062cm" svg:x="11cm" svg:y="5.04cm">
          <draw:text-box>
            <text:p>Compile</text:p>
          </draw:text-box>
        </draw:frame>
        <draw:custom-shape draw:style-name="gr3" draw:text-style-name="P2" xml:id="id5" draw:id="id5" draw:layer="layout" svg:width="4.8cm" svg:height="3cm" svg:x="1.4cm" svg:y="4cm">
          <text:p text:style-name="P1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8cm" svg:height="3.217cm" svg:x="7.3cm" svg:y="1.1cm">
          <text:p text:style-name="P1"><text:span text:style-name="T1">jhc source cod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xml:id="id6" draw:id="id6" draw:layer="layout" draw:type="line" svg:x1="10.7cm" svg:y1="3.978cm" svg:x2="10.7cm" svg:y2="7.1cm" draw:start-shape="id3" draw:start-glue-point="6" draw:end-shape="id4" draw:end-glue-point="0" svg:d="m10700 3978v3122" svg:viewBox="0 0 1 3123">
          <text:p/>
        </draw:connector>
        <draw:custom-shape draw:style-name="gr3" draw:text-style-name="P2" xml:id="id4" draw:id="id4" draw:layer="layout" svg:width="4.8cm" svg:height="3cm" svg:x="8.3cm" svg:y="7.1cm">
          <text:p text:style-name="P1"><text:span text:style-name="T1">jh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1cm" svg:height="2.3cm" svg:x="9.6cm" svg:y="9.2cm">
          <text:p text:style-name="P1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5.5cm" svg:x2="10.7cm" svg:y2="5.539cm" draw:start-shape="id5" draw:end-shape="id6" draw:end-glue-point="0" svg:d="m6200 5500 4500 39" svg:viewBox="0 0 4501 40">
          <text:p/>
        </draw:connector>
        <draw:custom-shape draw:style-name="gr3" draw:text-style-name="P2" xml:id="id1" draw:id="id1" draw:layer="layout" svg:width="6.8cm" svg:height="3.218cm" svg:x="17.2cm" svg:y="1.182cm">
          <text:p text:style-name="P1"><text:span text:style-name="T1">Haskell</text:span></text:p>
          <text:p text:style-name="P1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xml:id="id10" draw:id="id10" draw:layer="layout" svg:width="4.8cm" svg:height="3cm" svg:x="18.2cm" svg:y="15cm"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1cm" svg:height="2.3cm" svg:x="20.3cm" svg:y="17.5cm">
          <text:p text:style-name="P1"><text:span text:style-name="T1">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4.8cm" svg:height="3cm" svg:x="8.3cm" svg:y="12.4cm">
          <text:p text:style-name="P1"><text:span text:style-name="T1">GCC</text:span></text:p>
          <text:p text:style-name="P1"><text:span text:style-name="T1">(or other </text:span></text:p>
          <text:p text:style-name="P1"><text:span text:style-name="T1">C compiler)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20.546cm" svg:y2="8.561cm" draw:start-shape="id4" draw:start-glue-point="1" svg:d="m13100 8600 7446-39" svg:viewBox="0 0 7447 40">
          <text:p/>
        </draw:connector>
        <draw:connector draw:style-name="gr5" draw:text-style-name="P1" draw:layer="layout" draw:type="line" svg:x1="13.1cm" svg:y1="13.9cm" svg:x2="20.546cm" svg:y2="13.873cm" draw:start-shape="id7" draw:start-glue-point="1" svg:d="m13100 13900 7446-27" svg:viewBox="0 0 7447 28">
          <text:p/>
        </draw:connector>
        <draw:custom-shape draw:style-name="gr4" draw:text-style-name="P2" xml:id="id8" draw:id="id8" draw:layer="layout" svg:width="5.171cm" svg:height="2.9cm" svg:x="23.2cm" svg:y="5.3cm">
          <text:p text:style-name="P1"><text:span text:style-name="T1">hl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2cm" svg:y1="6.75cm" svg:x2="20.6cm" svg:y2="6.731cm" draw:start-shape="id8" draw:start-glue-point="3" draw:end-shape="id9" draw:end-glue-point="0" svg:d="m23200 6750-2600-19" svg:viewBox="0 0 2601 20">
          <text:p/>
        </draw:connector>
        <draw:custom-shape draw:style-name="gr3" draw:text-style-name="P2" xml:id="id2" draw:id="id2" draw:layer="layout" svg:width="6.8cm" svg:height="3.218cm" svg:x="17.2cm" svg:y="9.1cm">
          <text:p text:style-name="P1"><text:span text:style-name="T1">C language</text:span></text:p>
          <text:p text:style-name="P1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20.6cm" svg:y1="11.979cm" svg:x2="20.6cm" svg:y2="15cm" draw:start-shape="id2" draw:start-glue-point="6" draw:end-shape="id10" draw:end-glue-point="0" svg:d="m20600 11979v3021" svg:viewBox="0 0 1 3022">
          <text:p/>
        </draw:connector>
        <draw:frame draw:style-name="gr2" draw:layer="layout" svg:width="2.922cm" svg:height="1.062cm" svg:x="17.323cm" svg:y="6.84cm">
          <draw:text-box>
            <text:p>Comp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3-20T01:01:19</dc:date>
    <dc:creator>Okabe Kiwamu</dc:creator>
    <meta:editing-duration>PT1H50S</meta:editing-duration>
    <meta:editing-cycles>80</meta:editing-cycles>
    <meta:generator>LibreOffice/4.0.1.1$Linux_X86_64 LibreOffice_project/400m0$Build-1</meta:generator>
    <meta:document-statistic meta:object-count="20"/>
  </office:meta>
</office:document-meta>
</file>